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200%" fo:orphans="0" fo:widows="0"/>
      <style:text-properties officeooo:rsid="001f56cd" officeooo:paragraph-rsid="00285e7b"/>
    </style:style>
    <style:style style:name="P2" style:family="paragraph" style:parent-style-name="Standard">
      <style:paragraph-properties fo:margin-top="0.0398in" fo:margin-bottom="0.0398in" loext:contextual-spacing="false" fo:line-height="200%" fo:orphans="0" fo:widows="0">
        <style:tab-stops/>
      </style:paragraph-properties>
      <style:text-properties officeooo:rsid="00285e7b" officeooo:paragraph-rsid="00285e7b"/>
    </style:style>
    <style:style style:name="P3" style:family="paragraph" style:parent-style-name="Standard" style:list-style-name="L1">
      <style:paragraph-properties fo:margin-top="0.0398in" fo:margin-bottom="0.0398in" loext:contextual-spacing="false" fo:line-height="200%" fo:orphans="0" fo:widows="0"/>
      <style:text-properties officeooo:rsid="00285e7b" officeooo:paragraph-rsid="00285e7b"/>
    </style:style>
    <style:style style:name="P4" style:family="paragraph" style:parent-style-name="Standard" style:list-style-name="L1" style:master-page-name="">
      <style:paragraph-properties fo:margin-top="0.0398in" fo:margin-bottom="0.0398in" loext:contextual-spacing="false" fo:line-height="200%" fo:orphans="0" fo:widows="0" style:page-number="auto">
        <style:tab-stops/>
      </style:paragraph-properties>
      <style:text-properties officeooo:rsid="00285e7b" officeooo:paragraph-rsid="00285e7b"/>
    </style:style>
    <style:style style:name="P5" style:family="paragraph" style:parent-style-name="Standard" style:list-style-name="L1" style:master-page-name="">
      <style:paragraph-properties fo:margin-top="0.0398in" fo:margin-bottom="0.0398in" loext:contextual-spacing="false" fo:line-height="200%" fo:orphans="0" fo:widows="0" style:page-number="auto"/>
      <style:text-properties officeooo:rsid="001f56cd" officeooo:paragraph-rsid="00285e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48828362" text:style-name="L1">
        <text:list-item>
          <text:p text:style-name="P5">First Entry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1524978596572" text:continue-numbering="true" text:style-name="L1">
        <text:list-item>
          <text:p text:style-name="P4">Second Entry. This paragraphs spans multiple pages. Words enable the document to automatically handle a page-break. This paragraph splits to the next page and continues with a <text:soft-page-break/>normal word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1523776222848" text:continue-numbering="true" text:style-name="L1">
        <text:list-item>
          <text:p text:style-name="P3">Third Entry. This paragraphs spans multiple pages. Words enable the document to automatically handle a page-break. This paragraph splits to the next page and continues with a number so it is <text:soft-page-break/>1234 word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>
      <style:text-properties officeooo:rsid="001f56c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space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2T13:15:23.246645205</dc:date>
    <meta:editing-duration>PT16M56S</meta:editing-duration>
    <meta:editing-cycles>9</meta:editing-cycles>
    <meta:generator>LibreOffice/6.3.6.2$Linux_X86_64 LibreOffice_project/30$Build-2</meta:generator>
    <meta:document-statistic meta:table-count="0" meta:image-count="0" meta:object-count="0" meta:page-count="3" meta:paragraph-count="3" meta:word-count="67" meta:character-count="409" meta:non-whitespace-character-count="347"/>
  </office:meta>
</office:document-meta>
</file>